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Text_20_body">
      <style:paragraph-properties fo:break-before="page"/>
    </style:style>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style:text-properties style:font-name="Times New Roman1" fo:font-size="12pt"/>
    </style:style>
    <style:style style:name="P19" style:family="paragraph" style:parent-style-name="Standard">
      <style:paragraph-properties fo:margin-top="0cm" fo:margin-bottom="0cm" fo:line-height="100%"/>
      <style:text-properties fo:font-weight="bold" style:font-weight-asian="bold" style:font-weight-complex="bold"/>
    </style:style>
    <style:style style:name="P20" style:family="paragraph" style:parent-style-name="Heading_20_1" style:master-page-name="MPF0">
      <style:paragraph-properties style:page-number="auto" fo:break-before="page"/>
    </style:style>
    <style:style style:name="P21"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7</text:p>
          </table:table-cell>
        </table:table-row>
        <table:table-row>
          <table:table-cell table:style-name="Table1.A1" office:value-type="string">
            <text:p text:style-name="P2">Current Build</text:p>
          </table:table-cell>
          <table:table-cell table:style-name="Table1.B1" office:value-type="float" office:value="70126">
            <text:p text:style-name="P2">17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3702510824821666129" text:style-name="WWNum33">
        <text:list-item>
          <text:p text:style-name="P16">Commit #537 – Bug Fix – 'gateway.py' – MQTT relays were not disabled when 'Enable Outgoing Messages' was de-selected in the Gateway Setup GUI.</text:p>
        </text:list-item>
        <text:list-item>
          <text:p text:style-name="P16"><text:s/>Commit #537 – Bug Fix – 'gateway.py' – updating 'nodes' table 'last_seen' when processing MQTT sensors caused a database update error. Resolved by placing the update of the 'nodes' table after the update of the 'mqtt_devices' table.</text:p>
        </text:list-item>
      </text:list>
      <text:p text:style-name="P11"/>
      <text:h text:style-name="P21"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17T16:52:30</dc:date>
    <meta:print-date>2024-04-17T07:07:00Z</meta:print-date>
    <meta:editing-cycles>120</meta:editing-cycles>
    <meta:editing-duration>P2DT8H52M41S</meta:editing-duration>
    <meta:document-statistic meta:table-count="47" meta:image-count="0" meta:object-count="0" meta:page-count="49" meta:paragraph-count="3116" meta:word-count="11929" meta:character-count="75074"/>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cuments/MaxMin/New%20folder/changelog.odt/Normal.dotm"/>
  </office:meta>
</office:document-meta>
</file>